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598cm" fo:min-width="2.748cm"/>
    </style:style>
    <style:style style:name="gr2" style:family="graphic" style:parent-style-name="standard">
      <style:graphic-properties svg:stroke-color="#000000" draw:fill-color="#ffffff" draw:textarea-horizontal-align="justify" draw:textarea-vertical-align="middle" draw:auto-grow-height="false" fo:min-height="1.45cm" fo:min-width="2.6cm" fo:wrap-option="wrap"/>
    </style:style>
    <style:style style:name="gr3" style:family="graphic" style:parent-style-name="objectwithoutfill">
      <style:graphic-properties svg:stroke-color="#000000" draw:marker-end="Arrow" draw:marker-end-width="0.3cm" draw:fill="none" draw:textarea-vertical-align="middle"/>
    </style:style>
    <style:style style:name="gr4" style:family="graphic" style:parent-style-name="standard">
      <style:graphic-properties svg:stroke-color="#000000" draw:fill-color="#ffffff" draw:textarea-horizontal-align="justify" draw:textarea-vertical-align="middle" draw:auto-grow-height="false" fo:min-height="0.851cm" fo:min-width="1.87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color="#000000" draw:fill-color="#ffffff" draw:textarea-horizontal-align="justify" draw:textarea-vertical-align="middle" draw:auto-grow-height="false" fo:min-height="1.45cm" fo:min-width="2.954cm" fo:wrap-option="wrap"/>
    </style:style>
    <style:style style:name="gr7" style:family="graphic" style:parent-style-name="standard">
      <style:graphic-properties svg:stroke-color="#000000" draw:fill-color="#ffffff" draw:textarea-horizontal-align="justify" draw:textarea-vertical-align="middle" draw:auto-grow-height="false" fo:min-height="1.65cm" fo:min-width="4.2cm" fo:wrap-option="wrap"/>
    </style:style>
    <style:style style:name="gr8" style:family="graphic" style:parent-style-name="standard">
      <style:graphic-properties svg:stroke-color="#000000" draw:fill-color="#ffffff" draw:textarea-horizontal-align="justify" draw:textarea-vertical-align="middle" draw:auto-grow-height="false" fo:min-height="2.198cm" fo:min-width="3.9cm" fo:wrap-option="wrap"/>
    </style:style>
    <style:style style:name="gr9" style:family="graphic" style:parent-style-name="standard">
      <style:graphic-properties svg:stroke-color="#000000" draw:fill-color="#ffffff" draw:textarea-horizontal-align="justify" draw:textarea-vertical-align="middle" draw:auto-grow-height="false" fo:min-height="0.851cm" fo:min-width="2.238cm"/>
    </style:style>
    <style:style style:name="gr10" style:family="graphic" style:parent-style-name="standard">
      <style:graphic-properties svg:stroke-color="#000000" draw:fill-color="#ffffff" draw:textarea-horizontal-align="justify" draw:textarea-vertical-align="middle" draw:auto-grow-height="false" fo:min-height="1.25cm" fo:min-width="2.7cm" fo:wrap-option="wrap"/>
    </style:style>
    <style:style style:name="gr11" style:family="graphic" style:parent-style-name="standard">
      <style:graphic-properties svg:stroke-color="#000000" draw:fill-color="#ffffff" draw:textarea-horizontal-align="justify" draw:textarea-vertical-align="middle" draw:auto-grow-height="false" fo:min-height="0.598cm" fo:min-width="2.748cm" fo:wrap-option="wrap"/>
    </style:style>
    <style:style style:name="gr12" style:family="graphic" style:parent-style-name="standard">
      <style:graphic-properties svg:stroke-color="#000000" draw:fill-color="#ffffff" draw:textarea-horizontal-align="justify" draw:textarea-vertical-align="middle" draw:auto-grow-height="false" fo:min-height="2.55cm" fo:min-width="6.3cm" fo:wrap-option="wrap"/>
    </style:style>
    <style:style style:name="gr13" style:family="graphic" style:parent-style-name="standard">
      <style:graphic-properties svg:stroke-color="#000000" draw:fill-color="#ffffff" draw:textarea-horizontal-align="justify" draw:textarea-vertical-align="middle" draw:auto-grow-height="false" fo:min-height="1.55cm" fo:min-width="4.9cm" fo:wrap-option="wrap"/>
    </style:style>
    <style:style style:name="gr14" style:family="graphic" style:parent-style-name="standard">
      <style:graphic-properties svg:stroke-color="#000000" draw:fill-color="#ffffff" draw:textarea-horizontal-align="justify" draw:textarea-vertical-align="middle" draw:auto-grow-height="false" fo:min-height="1.35cm" fo:min-width="4.9cm" fo:wrap-option="wrap"/>
    </style:style>
    <style:style style:name="P1" style:family="paragraph">
      <style:paragraph-properties fo:text-align="center"/>
    </style:style>
    <style:style style:name="P2" style:family="paragraph">
      <loext:graphic-properties draw:fill-color="#ffffff"/>
      <style:paragraph-properties fo:text-align="center"/>
      <style:text-properties fo:font-size="10pt" style:font-size-asian="10pt" style:font-size-complex="10pt"/>
    </style:style>
    <style:style style:name="P3" style:family="paragraph">
      <loext:graphic-properties draw:fill-color="#ffffff"/>
      <style:paragraph-properties fo:text-align="center"/>
    </style:style>
    <style:style style:name="P4" style:family="paragraph">
      <loext:graphic-properties draw:fill="none"/>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ard">
        <draw:custom-shape draw:style-name="gr1" draw:text-style-name="P2" xml:id="id5" draw:id="id5" draw:layer="layout" svg:width="3.6cm" svg:height="1.2cm" svg:x="2.064cm" svg:y="1cm">
          <text:p text:style-name="P1"><text:span text:style-name="T1">Geboor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2" xml:id="id1" draw:id="id1" draw:layer="layout" svg:width="3.6cm" svg:height="1.2cm" svg:x="9.2cm" svg:y="1cm">
          <text:p text:style-name="P1"><text:span text:style-name="T1">Inschrijving</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3" xml:id="id2" draw:id="id2" draw:layer="layout" svg:width="3.1cm" svg:height="1.7cm" svg:x="9.45cm" svg:y="2.9cm">
          <text:p text:style-name="P1"><text:span text:style-name="T1">Filter actuele gegevens op</text:span></text:p>
          <text:p text:style-name="P1"><text:span text:style-name="T1">persoon op peildatum </text:span></text:p>
          <draw:enhanced-geometry svg:viewBox="0 0 21600 21600" draw:type="rectangle" draw:enhanced-path="M 0 0 L 21600 0 21600 21600 0 21600 0 0 Z N"/>
        </draw:custom-shape>
        <draw:connector draw:style-name="gr3" draw:text-style-name="P4" draw:layer="layout" svg:x1="11cm" svg:y1="2.2cm" svg:x2="11cm" svg:y2="2.9cm" draw:start-shape="id1" draw:start-glue-point="6" draw:end-shape="id2" draw:end-glue-point="0" svg:d="M11000 2200v700" svg:viewBox="0 0 1 701">
          <text:p/>
        </draw:connector>
        <draw:custom-shape draw:style-name="gr4" draw:text-style-name="P2" xml:id="id3" draw:id="id3" draw:layer="layout" svg:width="3.9cm" svg:height="1.1cm" svg:x="9.05cm" svg:y="5.3cm">
          <text:p text:style-name="P1"><text:span text:style-name="T1">Gefilterde</text:span></text:p>
          <text:p text:style-name="P1"><text:span text:style-name="T1">inschrijvingen</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 draw:text-style-name="P4" draw:layer="layout" svg:x1="11cm" svg:y1="4.6cm" svg:x2="11cm" svg:y2="5.3cm" draw:start-shape="id2" draw:start-glue-point="2" draw:end-shape="id3" draw:end-glue-point="5" svg:d="M11000 4600v700" svg:viewBox="0 0 1 701">
          <text:p/>
        </draw:connector>
        <draw:custom-shape draw:style-name="gr6" draw:text-style-name="P3" xml:id="id4" draw:id="id4" draw:layer="layout" svg:width="3.454cm" svg:height="1.7cm" svg:x="9.271cm" svg:y="7.1cm">
          <text:p text:style-name="P1"><text:span text:style-name="T1">Selecteer vorige en huidige adres van persoon</text:span></text:p>
          <draw:enhanced-geometry svg:viewBox="0 0 21600 21600" draw:type="rectangle" draw:enhanced-path="M 0 0 L 21600 0 21600 21600 0 21600 0 0 Z N"/>
        </draw:custom-shape>
        <draw:connector draw:style-name="gr5" draw:text-style-name="P4" draw:layer="layout" svg:x1="11cm" svg:y1="6.4cm" svg:x2="10.998cm" svg:y2="7.1cm" draw:start-shape="id3" draw:start-glue-point="8" draw:end-shape="id4" draw:end-glue-point="0" svg:d="M11000 6400v351h-2v349" svg:viewBox="0 0 3 701">
          <text:p/>
        </draw:connector>
        <draw:custom-shape draw:style-name="gr7" draw:text-style-name="P3" xml:id="id15" draw:id="id15" draw:layer="layout" svg:width="4.7cm" svg:height="1.9cm" svg:x="8.652cm" svg:y="9.5cm">
          <text:p text:style-name="P1"><text:span text:style-name="T1">Filter inschrijvingen waarvan de gemeente(code) Amsterdam is.</text:span></text:p>
          <draw:enhanced-geometry svg:viewBox="0 0 21600 21600" draw:type="rectangle" draw:enhanced-path="M 0 0 L 21600 0 21600 21600 0 21600 0 0 Z N"/>
        </draw:custom-shape>
        <draw:connector draw:style-name="gr5" draw:text-style-name="P4" draw:layer="layout" svg:x1="3.864cm" svg:y1="2.2cm" svg:x2="3.872cm" svg:y2="2.9cm" draw:start-shape="id5" draw:start-glue-point="6" draw:end-shape="id6" draw:end-glue-point="0" svg:d="M3864 2200v351h8v349" svg:viewBox="0 0 9 701">
          <text:p/>
        </draw:connector>
        <draw:custom-shape draw:style-name="gr1" draw:text-style-name="P2" xml:id="id7" draw:id="id7" draw:layer="layout" svg:width="3.6cm" svg:height="1.2cm" svg:x="15.064cm" svg:y="1cm">
          <text:p text:style-name="P1"><text:span text:style-name="T1">Vestiging</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3" xml:id="id8" draw:id="id8" draw:layer="layout" svg:width="4.4cm" svg:height="2.448cm" svg:x="14.665cm" svg:y="6.734cm">
          <text:p text:style-name="P1"><text:span text:style-name="T1">Selecteer laatste vestigingland en migratie richting (immigratie / emigratie) voor inschrijvingsdatum op persoon</text:span></text:p>
          <draw:enhanced-geometry svg:viewBox="0 0 21600 21600" draw:type="rectangle" draw:enhanced-path="M 0 0 L 21600 0 21600 21600 0 21600 0 0 Z N"/>
        </draw:custom-shape>
        <draw:connector draw:style-name="gr5" draw:text-style-name="P4" draw:layer="layout" svg:x1="16.864cm" svg:y1="2.2cm" svg:x2="16.865cm" svg:y2="6.734cm" draw:start-shape="id7" draw:start-glue-point="6" draw:end-shape="id8" draw:end-glue-point="0" svg:d="M16864 2200v2268h1v2266" svg:viewBox="0 0 2 4535">
          <text:p/>
        </draw:connector>
        <draw:connector draw:style-name="gr5" draw:text-style-name="P4" draw:layer="layout" svg:x1="17.35cm" svg:y1="15.5cm" svg:x2="17.35cm" svg:y2="16.6cm" draw:start-shape="id9" draw:start-glue-point="6" draw:end-shape="id10" draw:end-glue-point="0" svg:d="M17350 15500v1100" svg:viewBox="0 0 1 1101">
          <text:p/>
        </draw:connector>
        <draw:custom-shape draw:style-name="gr1" draw:text-style-name="P2" xml:id="id9" draw:id="id9" draw:layer="layout" svg:width="3.6cm" svg:height="1.2cm" svg:x="15.55cm" svg:y="14.3cm">
          <text:p text:style-name="P1"><text:span text:style-name="T1">Persoon_i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3" xml:id="id10" draw:id="id10" draw:layer="layout" svg:width="3.1cm" svg:height="1.7cm" svg:x="15.8cm" svg:y="16.6cm">
          <text:p text:style-name="P1"><text:span text:style-name="T1">Filter actuele gegevens op persoon op peildatum</text:span></text:p>
          <draw:enhanced-geometry svg:viewBox="0 0 21600 21600" draw:type="rectangle" draw:enhanced-path="M 0 0 L 21600 0 21600 21600 0 21600 0 0 Z N"/>
        </draw:custom-shape>
        <draw:custom-shape draw:style-name="gr9" draw:text-style-name="P2" xml:id="id11" draw:id="id11" draw:layer="layout" svg:width="4.5cm" svg:height="1.1cm" svg:x="15.1cm" svg:y="19.5cm">
          <text:p text:style-name="P1"><text:span text:style-name="T1">Gefilterde</text:span></text:p>
          <text:p text:style-name="P1"><text:span text:style-name="T1">identificatienummer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 draw:text-style-name="P4" draw:layer="layout" svg:x1="17.35cm" svg:y1="18.3cm" svg:x2="17.35cm" svg:y2="19.5cm" draw:start-shape="id10" draw:start-glue-point="2" draw:end-shape="id11" draw:end-glue-point="0" svg:d="M17350 18300v1200" svg:viewBox="0 0 1 1201">
          <text:p/>
        </draw:connector>
        <draw:custom-shape draw:style-name="gr10" draw:text-style-name="P3" xml:id="id12" draw:id="id12" draw:layer="layout" svg:width="3.2cm" svg:height="1.5cm" svg:x="9.401cm" svg:y="20.4cm">
          <text:p text:style-name="P1"><text:span text:style-name="T1">Koppel BSN en A-nummer aan persoon</text:span></text:p>
          <draw:enhanced-geometry svg:viewBox="0 0 21600 21600" draw:glue-points="10800 0 0 10800 10800 21600 21600 10800" draw:type="flowchart-process" draw:enhanced-path="M 0 0 L 21600 0 21600 21600 0 21600 0 0 Z N"/>
        </draw:custom-shape>
        <draw:custom-shape draw:style-name="gr11" draw:text-style-name="P2" xml:id="id13" draw:id="id13" draw:layer="layout" svg:width="3.6cm" svg:height="1.2cm" svg:x="9.195cm" svg:y="23.2cm">
          <text:p text:style-name="P1"><text:span text:style-name="T1">Kernbestand mutaties vestiging</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 draw:text-style-name="P4" draw:layer="layout" svg:x1="17.35cm" svg:y1="20.6cm" svg:x2="12.601cm" svg:y2="21.15cm" draw:start-shape="id11" draw:start-glue-point="8" draw:end-shape="id12" draw:end-glue-point="7" svg:d="M17350 20600v550h-4749" svg:viewBox="0 0 4750 551">
          <text:p/>
        </draw:connector>
        <draw:connector draw:style-name="gr5" draw:text-style-name="P4" draw:layer="layout" svg:x1="11.001cm" svg:y1="21.9cm" svg:x2="10.995cm" svg:y2="23.2cm" draw:start-shape="id12" draw:start-glue-point="6" draw:end-shape="id13" draw:end-glue-point="4" svg:d="M11001 21900v651h-6v649" svg:viewBox="0 0 7 1301">
          <text:p/>
        </draw:connector>
        <draw:custom-shape draw:style-name="gr2" draw:text-style-name="P3" xml:id="id6" draw:id="id6" draw:layer="layout" svg:width="3.1cm" svg:height="1.7cm" svg:x="2.322cm" svg:y="2.9cm">
          <text:p text:style-name="P1"><text:span text:style-name="T1">Filter actuele gegevens op persoon op</text:span></text:p>
          <text:p text:style-name="P1"><text:span text:style-name="T1">peildatum</text:span></text:p>
          <draw:enhanced-geometry svg:viewBox="0 0 21600 21600" draw:type="rectangle" draw:enhanced-path="M 0 0 L 21600 0 21600 21600 0 21600 0 0 Z N"/>
        </draw:custom-shape>
        <draw:custom-shape draw:style-name="gr4" draw:text-style-name="P2" xml:id="id14" draw:id="id14" draw:layer="layout" svg:width="3.9cm" svg:height="1.1cm" svg:x="1.922cm" svg:y="5.3cm">
          <text:p text:style-name="P1"><text:span text:style-name="T1">Gefilterde</text:span></text:p>
          <text:p text:style-name="P1"><text:span text:style-name="T1">geboorte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 draw:text-style-name="P4" draw:layer="layout" svg:x1="3.872cm" svg:y1="4.6cm" svg:x2="3.872cm" svg:y2="5.3cm" draw:start-shape="id6" draw:start-glue-point="2" draw:end-shape="id14" draw:end-glue-point="5" svg:d="M3872 4600v700" svg:viewBox="0 0 1 701">
          <text:p/>
        </draw:connector>
        <draw:connector draw:style-name="gr5" draw:text-style-name="P4" draw:layer="layout" svg:x1="10.998cm" svg:y1="8.8cm" svg:x2="11.002cm" svg:y2="9.5cm" draw:start-shape="id4" draw:start-glue-point="2" draw:end-shape="id15" draw:end-glue-point="0" svg:d="M10998 8800v350h4v350" svg:viewBox="0 0 5 701">
          <text:p/>
        </draw:connector>
        <draw:connector draw:style-name="gr5" draw:text-style-name="P4" draw:layer="layout" svg:x1="12.725cm" svg:y1="7.95cm" svg:x2="14.665cm" svg:y2="7.958cm" draw:start-shape="id4" draw:start-glue-point="1" draw:end-shape="id8" draw:end-glue-point="3" svg:d="M12725 7950h970v8h970" svg:viewBox="0 0 1941 9">
          <text:p/>
        </draw:connector>
        <draw:custom-shape draw:style-name="gr12" draw:text-style-name="P3" xml:id="id16" draw:id="id16" draw:layer="layout" svg:width="6.8cm" svg:height="2.8cm" svg:x="7.6cm" svg:y="12cm">
          <text:p text:style-name="P1"><text:span text:style-name="T1">Filter inschrijvingen waarvan de vorige gemeente(code) van een persoon niet Amsterdam of onbekend is, of waarvan het laatste vestigingsland voor de inschrijvingsdatum van een persoon niet Nederland was en een immigratie naar Nederland betrof.</text:span></text:p>
          <draw:enhanced-geometry svg:viewBox="0 0 21600 21600" draw:type="rectangle" draw:enhanced-path="M 0 0 L 21600 0 21600 21600 0 21600 0 0 Z N"/>
        </draw:custom-shape>
        <draw:connector draw:style-name="gr5" draw:text-style-name="P4" draw:layer="layout" svg:x1="11.002cm" svg:y1="11.4cm" svg:x2="11cm" svg:y2="12cm" draw:start-shape="id15" draw:start-glue-point="2" draw:end-shape="id16" draw:end-glue-point="0" svg:d="M11002 11400v300h-2v300" svg:viewBox="0 0 3 601">
          <text:p/>
        </draw:connector>
        <draw:connector draw:style-name="gr5" draw:text-style-name="P4" draw:layer="layout" svg:x1="16.865cm" svg:y1="9.182cm" svg:x2="14.4cm" svg:y2="13.4cm" draw:start-shape="id8" draw:start-glue-point="2" draw:end-shape="id16" draw:end-glue-point="1" svg:d="M16865 9182v4218h-2465" svg:viewBox="0 0 2466 4219">
          <text:p/>
        </draw:connector>
        <draw:custom-shape draw:style-name="gr13" draw:text-style-name="P3" xml:id="id17" draw:id="id17" draw:layer="layout" svg:width="5.4cm" svg:height="1.8cm" svg:x="8.3cm" svg:y="15.6cm">
          <text:p text:style-name="P1"><text:span text:style-name="T1">Filter op inschrijvingen die hebben plaatsgevonden na de geboorte van betreffende persoon.</text:span></text:p>
          <draw:enhanced-geometry svg:viewBox="0 0 21600 21600" draw:type="rectangle" draw:enhanced-path="M 0 0 L 21600 0 21600 21600 0 21600 0 0 Z N"/>
        </draw:custom-shape>
        <draw:connector draw:style-name="gr5" draw:text-style-name="P4" draw:layer="layout" svg:x1="11cm" svg:y1="14.8cm" svg:x2="11cm" svg:y2="15.6cm" draw:start-shape="id16" draw:start-glue-point="2" draw:end-shape="id17" draw:end-glue-point="0" svg:d="M11000 14800v800" svg:viewBox="0 0 1 801">
          <text:p/>
        </draw:connector>
        <draw:connector draw:style-name="gr5" draw:text-style-name="P4" draw:layer="layout" svg:x1="3.872cm" svg:y1="6.4cm" svg:x2="8.3cm" svg:y2="16.5cm" draw:start-shape="id14" draw:start-glue-point="8" draw:end-shape="id17" draw:end-glue-point="3" svg:d="M3872 6400v10100h4428" svg:viewBox="0 0 4429 10101">
          <text:p/>
        </draw:connector>
        <draw:custom-shape draw:style-name="gr14" draw:text-style-name="P3" xml:id="id18" draw:id="id18" draw:layer="layout" svg:width="5.4cm" svg:height="1.6cm" svg:x="8.3cm" svg:y="18.1cm">
          <text:p text:style-name="P1"><text:span text:style-name="T1">Filter op inschrijvingen van de persoon die hebben plaatsgevonden in het tijdvak.</text:span></text:p>
          <draw:enhanced-geometry svg:viewBox="0 0 21600 21600" draw:type="rectangle" draw:enhanced-path="M 0 0 L 21600 0 21600 21600 0 21600 0 0 Z N"/>
        </draw:custom-shape>
        <draw:connector draw:style-name="gr5" draw:text-style-name="P4" draw:layer="layout" svg:x1="11cm" svg:y1="17.4cm" svg:x2="11cm" svg:y2="18.1cm" draw:start-shape="id17" draw:start-glue-point="2" draw:end-shape="id18" draw:end-glue-point="0" svg:d="M11000 17400v700" svg:viewBox="0 0 1 701">
          <text:p/>
        </draw:connector>
        <draw:connector draw:style-name="gr5" draw:text-style-name="P4" draw:layer="layout" svg:x1="11cm" svg:y1="19.7cm" svg:x2="11.001cm" svg:y2="20.4cm" draw:start-shape="id18" draw:start-glue-point="2" draw:end-shape="id12" draw:end-glue-point="4" svg:d="M11000 19700v350h1v350" svg:viewBox="0 0 2 7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1T16:19:34.318852914</meta:creation-date>
    <dc:date>2017-10-18T09:22:08.587774514</dc:date>
    <meta:editing-duration>PT44M40S</meta:editing-duration>
    <meta:editing-cycles>12</meta:editing-cycles>
    <meta:generator>LibreOffice/5.1.6.2$Linux_X86_64 LibreOffice_project/10m0$Build-2</meta:generator>
    <meta:document-statistic meta:object-count="36"/>
  </office:meta>
</office:document-meta>
</file>